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ircle Statistics" table:style-name="ta1">
        <table:shapes>
          <draw:frame draw:z-index="0" draw:style-name="gr1" draw:text-style-name="P1" svg:width="13.27cm" svg:height="9.009cm" svg:x="15.22cm" svg:y="0.512cm">
            <draw:object draw:notify-on-update-of-ranges="'Circle Statistics'.A1:'Circle Statistics'.A1 'Circle Statistics'.A2:'Circle Statistics'.A37 'Circle Statistics'.B1:'Circle Statistics'.B1 'Circle Statistics'.B2:'Circle Statistics'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ixel)</text:p>
          </table:table-cell>
        </table:table-row>
        <table:table-row table:style-name="ro1">
          <table:table-cell table:formula="of:=[.D2]*0.68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D3]*0.68" office:value-type="float" office:value="3.4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D4]*0.68" office:value-type="float" office:value="4.08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D5]*0.68" office:value-type="float" office:value="4.76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6]*0.68" office:value-type="float" office:value="5.44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D7]*0.68" office:value-type="float" office:value="6.12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8]*0.68" office:value-type="float" office:value="6.8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9]*0.68" office:value-type="float" office:value="7.48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D10]*0.68" office:value-type="float" office:value="8.16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11]*0.68" office:value-type="float" office:value="8.84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12]*0.68" office:value-type="float" office:value="9.52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13]*0.68" office:value-type="float" office:value="10.2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14]*0.68" office:value-type="float" office:value="10.88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5]*0.68" office:value-type="float" office:value="11.56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6]*0.68" office:value-type="float" office:value="12.24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7]*0.68" office:value-type="float" office:value="12.92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8]*0.68" office:value-type="float" office:value="13.6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9]*0.68" office:value-type="float" office:value="14.28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20]*0.68" office:value-type="float" office:value="14.96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21]*0.68" office:value-type="float" office:value="15.64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22]*0.68" office:value-type="float" office:value="16.32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23]*0.68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24]*0.68" office:value-type="float" office:value="17.6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5]*0.68" office:value-type="float" office:value="18.36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6]*0.68" office:value-type="float" office:value="19.04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7]*0.68" office:value-type="float" office:value="19.72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8]*0.68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9]*0.68" office:value-type="float" office:value="21.08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30]*0.68" office:value-type="float" office:value="21.76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31]*0.68" office:value-type="float" office:value="22.44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32]*0.68" office:value-type="float" office:value="23.12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33]*0.68" office:value-type="float" office:value="23.8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34]*0.68" office:value-type="float" office:value="24.48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5]*0.68" office:value-type="float" office:value="25.16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6]*0.68" office:value-type="float" office:value="25.84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7]*0.68" office:value-type="float" office:value="26.52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Default"/>
          <table:table-cell office:value-type="float" office:value="579" calcext:value-type="float">
            <text:p>579</text:p>
          </table:table-cell>
          <table:table-cell office:value-type="string" calcext:value-type="string">
            <text:p>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43:44.71666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8T20:45:38.395651000</dc:date>
    <meta:editing-duration>PT23M23S</meta:editing-duration>
    <meta:editing-cycles>3</meta:editing-cycles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71cm" svg:height="9.01cm" xlink:href=".." xlink:type="simple" chart:class="chart:scatter" chart:style-name="ch1">
        <chart:plot-area chart:style-name="ch2" svg:x="1.266cm" svg:y="0.18cm" svg:width="11.74cm" svg:height="7.679cm">
          <chart:coordinate-region svg:x="1.917cm" svg:y="0.382cm" svg:width="10.887cm" svg:height="6.824cm"/>
          <chart:axis chart:dimension="x" chart:name="primary-x" chart:style-name="ch3">
            <chart:title svg:x="6.294cm" svg:y="8.039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26cm" chart:style-name="ch6">
              <text:p><text:span text:style-name="T2">Nombre de gouttes</text:span></text:p>
            </chart:title>
            <chart:grid chart:style-name="ch7" chart:class="major"/>
          </chart:axis>
          <chart:series chart:style-name="ch8" chart:values-cell-range-address="'Circle Statistics'.B2:'Circle Statistics'.B37" chart:label-cell-address="'Circle Statistics'.B1:'Circle Statistics'.B1" chart:class="chart:scatter">
            <chart:domain table:cell-range-address="'Circle Statistics'.A2:'Circle Statistics'.A37"/>
            <chart:regression-curve chart:style-name="ch9">
              <chart:equation chart:display-equation="true" chart:display-r-square="true" svg:x="7.34cm" svg:y="0.247cm" chart:style-name="ch10"/>
            </chart:regression-curve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'Circle Statistics'.B1:'Circle Statistic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">
                <text:p>2.72</text:p>
                <draw:g>
                  <svg:desc>'Circle Statistics'.A2:'Circle Statistics'.A37</svg:desc>
                </draw:g>
              </table:table-cell>
              <table:table-cell office:value-type="float" office:value="1">
                <text:p>1</text:p>
                <draw:g>
                  <svg:desc>'Circle Statistics'.B2:'Circle Statistics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8">
                <text:p>4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6">
                <text:p>4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4">
                <text:p>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2">
                <text:p>6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8">
                <text:p>7.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4">
                <text:p>8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2">
                <text:p>9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">
                <text:p>10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8">
                <text:p>10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6">
                <text:p>11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4">
                <text:p>12.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2">
                <text:p>12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">
                <text:p>13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8">
                <text:p>14.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96">
                <text:p>14.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64">
                <text:p>15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2">
                <text:p>16.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8">
                <text:p>17.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6">
                <text:p>18.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4">
                <text:p>19.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72">
                <text:p>19.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4">
                <text:p>20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08">
                <text:p>2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6">
                <text:p>21.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44">
                <text:p>22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12">
                <text:p>23.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8">
                <text:p>23.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48">
                <text:p>24.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16">
                <text:p>25.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84">
                <text:p>25.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52">
                <text:p>26.5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